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7164402353495459578"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453895817747561859"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5323845866912416281"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1963453684972558254"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145318382074857926" text:style-name="L5">
        <text:list-item>
          <text:list>
            <text:list-header>
              <text:p text:style-name="P181">0.75 mile splits: 9:06, 9:24, 8:13</text:p>
              <text:p text:style-name="P18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209415025514145153"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5981198969282085194"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4376840938594871118"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38437777" text:continue-list="list5981198969282085194"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388179342590694554"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435765"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430765"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38422299" text:continue-numbering="true" text:style-name="L9">
        <text:list-item>
          <text:list>
            <text:list-header>
              <text:p text:style-name="P213">Warm down: <text:span text:style-name="T3">0.25 mile jog home</text:span></text:p>
              <text:p text:style-name="P214"/>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38442310"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445605"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6189929600954209009"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5360209924365974058"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471932694130818182" text:style-name="L12">
        <text:list-item>
          <text:list>
            <text:list-header>
              <text:p text:style-name="P182"><text:s text:c="6"/><text:span text:style-name="T2">3.75 miles of running</text:span> and 0.5 miles of walking</text:p>
              <text:p text:style-name="P182">Mon Dec 6, 2021 30 minutes on elliptical at speeds settings between 15 and 21.</text:p>
              <text:p text:style-name="P182">Thurs Dec 9, 2021 Mixing 2.75 miles of walking and running on the indoor track</text:p>
              <text:p text:style-name="P182"><text:s text:c="7"/><text:span text:style-name="T2">2.25 miles of running</text:span> and 0.5 miles of walking </text:p>
              <text:p text:style-name="P182">Fri Dec10,2021 35 minutes on a stationary recumbent bike at level 12 at various speeds</text:p>
              <text:p text:style-name="P182"><text:s text:c="7"/>Pulse rose to 161</text:p>
              <text:p text:style-name="P182">Sat Dec 11, <text:span text:style-name="T2">3x1 mile</text:span> with ¼ mile walks before, between and after each run.</text:p>
              <text:p text:style-name="P182"><text:s text:c="7"/>Times: 11:45, 11:42, 10:54 </text:p>
              <text:p text:style-name="P182">Mon Dec 13, 2021 35 minutes on stationary recumbent bike. <text:s/>I brought my pulse to 163</text:p>
              <text:p text:style-name="P182">Tues Dec 14, On the indoor track: <text:span text:style-name="T2">3 miles of mainly running</text:span> and a little walking.</text:p>
              <text:list>
                <text:list-item>
                  <text:list>
                    <text:list-header>
                      <text:p text:style-name="P182"><text:s text:c="8"/>Splits: 11:50, 11:48, 11:39</text:p>
                      <text:p text:style-name="P182">Wed Dec 15, 2021 35 minutes on stationary recumbent bike. <text:s/>I brought my pulse to 161</text:p>
                      <text:p text:style-name="P182">Thur Dec 16, 2021 ½ mile walk to Wise Center, 4 mile run/walk averaging 13:02/mile</text:p>
                      <text:p text:style-name="P182"><text:s text:c="8"/>¼ mile walk. <text:s/>About <text:span text:style-name="T2">3.5 miles running</text:span></text:p>
                      <text:p text:style-name="P182">Fri Dec 16 -Sun Dec 19, 2021 <text:span text:style-name="T2">6 miles of running</text:span> and 2 miles of walking</text:p>
                      <text:p text:style-name="P182">Mon <text:s/>Dec 20, 2021 3 cycles with the weight machines</text:p>
                      <text:p text:style-name="P182">Wed Dec 22, 2021 Warm up on indoor track and rest a little. 1.5 mile Splits: 9:57 + 4:47</text:p>
                      <text:list>
                        <text:list-header>
                          <text:p text:style-name="P182"><text:s text:c="8"/>Total miles: <text:span text:style-name="T2">2.3 miles </text:span></text:p>
                          <text:p text:style-name="P182">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415639" text:continue-numbering="true" text:style-name="L12">
        <text:list-item>
          <text:list>
            <text:list-header>
              <text:p text:style-name="P218">Sun Dec 26, 2021 31 minutes on the elliptical at about a speed of 15.5 </text:p>
              <text:p text:style-name="P182">Tues Dec 28, 2021 <text:span text:style-name="T2">2</text:span> miles of walking on the cemetery loop averaging 16:00/mile</text:p>
              <text:p text:style-name="P182">Wed Dec 29, 2021 <text:span text:style-name="T2">2</text:span> miles on the cemetery loop.</text:p>
              <text:p text:style-name="P182">Thur Dec 30, 2021 <text:span text:style-name="T2">2</text:span> miles on the cemetery loop.</text:p>
              <text:p text:style-name="P182">Fri Dec 31, 2021 <text:span text:style-name="T2">2.5</text:span> miles on the cemetery loop.</text:p>
              <text:p text:style-name="P182"/>
              <text:p text:style-name="P182">Happy New Year!</text:p>
              <text:p text:style-name="P182"/>
              <text:p text:style-name="P182">Tues Jan 4, 2022 <text:span text:style-name="T2">2.5</text:span> miles on the indoor track.</text:p>
              <text:p text:style-name="P182">Wed Jan 5, 2022 <text:span text:style-name="T2">2.5</text:span> miles on the indoor track.</text:p>
              <text:p text:style-name="P182">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654291048067479116" text:style-name="L13">
        <text:list-item>
          <text:list>
            <text:list-header>
              <text:p text:style-name="P207">12.25 miles in the last week</text:p>
              <text:p text:style-name="P183"/>
              <text:p text:style-name="P183">Sat Feb 5, 2022 3 miles </text:p>
              <text:p text:style-name="P183">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017723184698071941" text:style-name="L14">
        <text:list-item>
          <text:list>
            <text:list-header>
              <text:p text:style-name="P184">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984818610995292102" text:style-name="L15">
        <text:list-item>
          <text:list>
            <text:list-header>
              <text:p text:style-name="P185">1.5 miles averaging about 9:40/mile and rest 1 min</text:p>
            </text:list-header>
          </text:list>
        </text:list-item>
      </text:list>
      <text:p text:style-name="P24">1 mile in 8:26 and rest 2 min</text:p>
      <text:list xml:id="list5670233945385455774" text:style-name="L16">
        <text:list-item>
          <text:list>
            <text:list-header>
              <text:p text:style-name="P186">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870065010780585739" text:style-name="L17">
        <text:list-item>
          <text:list>
            <text:list-header>
              <text:p text:style-name="P187">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433467" text:continue-numbering="true" text:style-name="L17">
        <text:list-item>
          <text:list>
            <text:list-header>
              <text:p text:style-name="P187">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1454056272883777159" text:style-name="L18">
        <text:list-item>
          <text:list>
            <text:list-header>
              <text:p text:style-name="P188"/>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968260860682378561" text:style-name="L19">
        <text:list-item>
          <text:list>
            <text:list-header>
              <text:p text:style-name="P189">1.11 miles at 8:37/mile Ave HR=148 bpm and rest a few minutes</text:p>
              <text:p text:style-name="P189">(Pace*HR)=1275</text:p>
              <text:p text:style-name="P189">2.25 miles at 10:49/mile Ave HR=135 bpm </text:p>
              <text:p text:style-name="P189">(Pace*HR)=1460</text:p>
            </text:list-header>
          </text:list>
        </text:list-item>
      </text:list>
      <text:list xml:id="list3761283336111626483"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38421439" text:continue-list="list4968260860682378561" text:style-name="L19">
        <text:list-item>
          <text:list>
            <text:list-header>
              <text:p text:style-name="P189">(Pace*HR)=1240</text:p>
            </text:list-header>
          </text:list>
        </text:list-item>
      </text:list>
      <text:list xml:id="list38417036" text:continue-list="list1454056272883777159" text:style-name="L18">
        <text:list-item>
          <text:list>
            <text:list-header>
              <text:p text:style-name="P188">2 miles at 10:46/mile Ave HR= 121 bpm and rest a few minutes</text:p>
            </text:list-header>
          </text:list>
        </text:list-item>
      </text:list>
      <text:list xml:id="list38415116" text:continue-list="list38421439" text:style-name="L19">
        <text:list-item>
          <text:list>
            <text:list-header>
              <text:p text:style-name="P189">(Pace*HR)=1300</text:p>
              <text:p text:style-name="P189"/>
            </text:list-header>
          </text:list>
        </text:list-item>
      </text:list>
      <text:p text:style-name="P24">Fri May 20, 2022 <text:span text:style-name="T2">6.25 miles</text:span></text:p>
      <text:p text:style-name="P24">1 mile in 11:02/miles Ave HR= 134 bpm and rest a few minutes</text:p>
      <text:list xml:id="list38433666" text:continue-numbering="true" text:style-name="L19">
        <text:list-item>
          <text:list>
            <text:list-header>
              <text:p text:style-name="P189">(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991902123139888556" text:style-name="L21">
        <text:list-item>
          <text:list>
            <text:list-header>
              <text:p text:style-name="P190">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209454568897518268" text:style-name="L22">
        <text:list-item>
          <text:list>
            <text:list-header>
              <text:p text:style-name="P191">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05690625200995797"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5821016934637681513" text:style-name="L24">
        <text:list-item>
          <text:p text:style-name="P217">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58544575138981969" text:style-name="L25">
        <text:list-item>
          <text:p text:style-name="P192">4.5 <text:s text:c="9"/>2.25 <text:s text:c="4"/>2.25 <text:s text:c="6"/>13:35 <text:s text:c="12"/>106 <text:s text:c="16"/>1434</text:p>
        </text:list-item>
        <text:list-item>
          <text:p text:style-name="P192">7 <text:s text:c="12"/>3 <text:s text:c="9"/>4 <text:s text:c="11"/>14:00 <text:s text:c="12"/>102 <text:s text:c="16"/>1428</text:p>
        </text:list-item>
        <text:list-item>
          <text:p text:style-name="P192">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198995493145505472" text:style-name="L26">
        <text:list-item>
          <text:list>
            <text:list-header>
              <text:p text:style-name="P193">0.1 mile lead in to a 4 mile run</text:p>
              <text:p text:style-name="P193">Mile Splits: 10:31, 10:16, 10:00, 9:52</text:p>
            </text:list-header>
          </text:list>
        </text:list-item>
      </text:list>
      <text:p text:style-name="P24">Warm down: 0.25 miles in 3 min.</text:p>
      <text:p text:style-name="P10"/>
      <text:p text:style-name="P24">Mon <text:s/>Nov 14, 2022 <text:span text:style-name="T2">4.35 miles </text:span></text:p>
      <text:list xml:id="list38421061" text:continue-numbering="true" text:style-name="L26">
        <text:list-item>
          <text:list>
            <text:list-header>
              <text:p text:style-name="P193">0.1 mile lead in to a 4 mile run</text:p>
              <text:p text:style-name="P210">Run: <text:span text:style-name="T3">4 miles in 39:59</text:span></text:p>
              <text:p text:style-name="P193">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429781" text:continue-numbering="true" text:style-name="L26">
        <text:list-item>
          <text:list>
            <text:list-header>
              <text:p text:style-name="P193">0.1 mile lead in to a 4 mile run</text:p>
              <text:p text:style-name="P193">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482619909324262417" text:style-name="L27">
        <text:list-item>
          <text:list>
            <text:list-header>
              <text:p text:style-name="P194">3.7 miles including 10 cemetery (3.2 miles) averaging 11:10/mile</text:p>
              <text:p text:style-name="P194">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835219702055579256" text:style-name="L28">
        <text:list-item>
          <text:list>
            <text:list-header>
              <text:p text:style-name="P195">Splits: 2.5 miles at 5.7 mi/hour, 1.5 miles at 5.8 mi/hour,</text:p>
              <text:p text:style-name="P195"><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390825744329785889" text:style-name="L29">
        <text:list-item>
          <text:list>
            <text:list-header>
              <text:p text:style-name="P196">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207289065935053282" text:style-name="L30">
        <text:list-item>
          <text:list>
            <text:list-header>
              <text:p text:style-name="P197">1.5 miles on the track at about 10:15/mile with shoes</text:p>
              <text:p text:style-name="P197">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590159065530455981" text:style-name="L31">
        <text:list-item>
          <text:list>
            <text:list-header>
              <text:p text:style-name="P198">0.25 miles in 2:14 and 0.25 mile jog followed by a few minute rest</text:p>
              <text:p text:style-name="P198">0.05 mile lead into 1000m run at 8:27/mile followed by 0.2 mile jog</text:p>
              <text:p text:style-name="P198"><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474091446665355200" text:style-name="L32">
        <text:list-item>
          <text:list>
            <text:list-header>
              <text:p text:style-name="P199">0.25 miles in 2:54</text:p>
              <text:p text:style-name="P199">1 mile in 9:21 going faster as I ran and ending at around 8:30 pace</text:p>
            </text:list-header>
          </text:list>
        </text:list-item>
      </text:list>
      <text:list xml:id="list7200649587942237216" text:style-name="L33">
        <text:list-item>
          <text:list>
            <text:list-header>
              <text:p text:style-name="P200">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948328456106035875" text:style-name="L34">
        <text:list-item>
          <text:list>
            <text:list-header>
              <text:p text:style-name="P201">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62288888902975540" text:style-name="L35">
        <text:list-item>
          <text:list>
            <text:list-header>
              <text:p text:style-name="P202">3.2 mile splits: 32:06 (10:02/mile), 30:59 (9:41/mile), The last 5 loops at 9:29/mile</text:p>
              <text:p text:style-name="P202">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279078811671403793" text:style-name="L36">
        <text:list-item>
          <text:list>
            <text:list-header>
              <text:p text:style-name="P206">1.5 miles on a treadmill including 2 x 0.5 miles in 5:02 and 5:00</text:p>
              <text:p text:style-name="P206">In the afternoon:</text:p>
              <text:p text:style-name="P206">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771727631820503311" text:style-name="L37">
        <text:list-item>
          <text:list>
            <text:list-header>
              <text:p text:style-name="P203">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682477769883171832" text:style-name="L38">
        <text:list-item>
          <text:list>
            <text:list-header>
              <text:p text:style-name="P204">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1466359771272361994" text:style-name="L39">
        <text:list-item>
          <text:list>
            <text:list-header>
              <text:p text:style-name="P205">Warm up: 0.5 miles all down hill to the Wise Center in 5:35 and rest a few minutes</text:p>
              <text:p text:style-name="P205">Trial 1: Run/walk on a treadmill: I alternated walking and running every 0.15 miles for 0.9 miles. Walking pace: 16:13/mile, Running pace: 12:00, Overall pace: about 14:10, </text:p>
              <text:p text:style-name="P205">Ave HR: 104 bpm </text:p>
              <text:p text:style-name="P205">short rest</text:p>
              <text:p text:style-name="P205">Trial 2: Run/walk: The same as above except for 1 mile, alternating every 0.25 miles</text:p>
              <text:p text:style-name="P205">Ave HR: <text:s/>96 bpm </text:p>
              <text:p text:style-name="P205">Trial 3: <text:s/>The same as Trial 1</text:p>
              <text:p text:style-name="P205">Ave HR: <text:s/>99 bpm</text:p>
              <text:p text:style-name="P205">Jogged 1 mile on treadmill</text:p>
              <text:p text:style-name="P205">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10"/>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4"><text:span text:style-name="T2">During the past week: 18.5 miles running </text:span>and 11.97 miles walking</text:p>
      <text:p text:style-name="P24"/>
      <text:p text:style-name="P24">Sat Sept 21, 2024 <text:span text:style-name="T2">3.7 miles</text:span></text:p>
      <text:p text:style-name="P24">Warm up: 1 mile and rest 15 minutes</text:p>
      <text:p text:style-name="P24">I ran 2.69 miles with the “Later Gator” team x-country at Robertson Field. They said it was 2.75 miles but my GPS is not usually off by that much.</text:p>
      <text:p text:style-name="P24">Splits for 1 mile, 1 mile, 0.69 miles: 10:17, 10:35, 6:13, Time: 27:05. I saved a lot of energy for the last 0.69 miles which was mainly all down. </text:p>
      <text:p text:style-name="P24">Ave Pace for that 0.69 miles: 9:00 min/mile.</text:p>
      <text:p text:style-name="P24"/>
      <text:p text:style-name="P24"/>
      <text:p text:style-name="P24"/>
      <text:p text:style-name="P24"><text:soft-page-break/>Sun Sept 22, 2024 <text:span text:style-name="T2">2.12 miles</text:span> running and 1.12 miles walking</text:p>
      <text:p text:style-name="P24">Warm up: 0.5 miles to the cemetery loop</text:p>
      <text:p text:style-name="P24">Walk/Run: 7 loops (2.24 miles) in 32:21 or 14:28/mile</text:p>
      <text:p text:style-name="P24">I walked 0.16 miles during each 0.32 mile loop. So 1.12 miles walking and 1.12 miles running. Ave HR: 93 bpm. My heart rate continues to come down for my walk/runs.</text:p>
      <text:p text:style-name="P24">Warm down: 0.5 miles home </text:p>
      <text:p text:style-name="P24"/>
      <text:p text:style-name="P24">Mon Sept 23, 2024 <text:span text:style-name="T2">2.25 miles</text:span> running and 2.25 miles walking while running group ran</text:p>
      <text:p text:style-name="P24">I covered 4.5 miles walking and running every other 0.25 miles on the Bessemer Trail. The average pace was about 14:30/mile</text:p>
      <text:p text:style-name="P24"/>
      <text:p text:style-name="P24">Tues Sept 24, 2024 <text:span text:style-name="T2">2 miles</text:span> running and 2 miles walking </text:p>
      <text:p text:style-name="P24">I covered 4 miles walking and running every other 0.25 miles on a college treadmill. The average pace was about <text:span text:style-name="T2">14:30/mile</text:span></text:p>
      <text:p text:style-name="P24"/>
      <text:p text:style-name="P24">Wed Sept 25, 2024 <text:span text:style-name="T2">2 miles</text:span> running and 2 miles walking </text:p>
      <text:p text:style-name="P24">I covered 4 miles walking and running every other 0.25 miles on a college treadmill. The average pace was about <text:span text:style-name="T2">14:40/mile</text:span></text:p>
      <text:p text:style-name="P24"/>
      <text:p text:style-name="P24">Thur Sept 26, 2024 <text:span text:style-name="T2">2.28 miles</text:span> running and 1.28 miles walking </text:p>
      <text:p text:style-name="P24">Warm up: 0.5 miles to the cemetery loop</text:p>
      <text:p text:style-name="P24">Walk/Run: 8 cemetery loops in 35:13 or 13:45/mile, I walked up hills and ran down.</text:p>
      <text:p text:style-name="P24">Ran: 1.28 miles, Walked 1.28 miles</text:p>
      <text:p text:style-name="P24">Run: 0.5 miles home in 5:30</text:p>
      <text:p text:style-name="P24"/>
      <text:p text:style-name="P24">Fri Sept 27, 2024 <text:span text:style-name="T2">2.63 miles</text:span> running and 2.92 miles walking </text:p>
      <text:p text:style-name="P24">Warm up: 0.5 miles to the cemetery loop</text:p>
      <text:p text:style-name="P24">Walk/Run: 15 cemetery loops in 1:05:14 or 14:33/mile, I ran 0.125 miles during every down hill and walked 0.195 during the remainder of each other loop. </text:p>
      <text:p text:style-name="P24">Ran: 1.88 miles, Walked 2.92 miles</text:p>
      <text:p text:style-name="P24">Run: 0.5 miles home in 5:30. <text:s/>My average HR for the 15 loops was 95 bpm.</text:p>
      <text:p text:style-name="P24"/>
      <text:p text:style-name="P24"><text:span text:style-name="T2">During the past week: 16.98 miles running </text:span>and 11.57 miles walking</text:p>
      <text:p text:style-name="P24">Running streak started on Mon Sept 2. <text:s/>Streak is 26 days long.</text:p>
      <text:p text:style-name="P24"/>
      <text:p text:style-name="P24">Sat Sept 28, 2024 <text:span text:style-name="T2">3.25 miles</text:span> running and 3.52 miles walking </text:p>
      <text:p text:style-name="P24">Warm up: 0.5 miles to the cemetery loop in 6:15</text:p>
      <text:p text:style-name="P24">Walk/Run: 18 cemetery loops (5.76 miles) in 1:23:21:14 or 14:29/mile, I ran 0.125 miles during every down hill and walked 0.195 during the remainder of each other loop. </text:p>
      <text:p text:style-name="P24">Therefore I ran: 2.25 miles and walked 3.52 miles. Then I rested a few minutes.</text:p>
      <text:p text:style-name="P24">Run: 0.25 miles on the <text:s/>cemetery loop in 2:19. Decent of 20 feet then ascent of 20 feet.</text:p>
      <text:p text:style-name="P24">Warm down: 0.25 miles home. <text:s/>My average HR for the 18 loops was 100 bpm.</text:p>
      <text:p text:style-name="P24"><text:soft-page-break/><text:s text:c="2"/></text:p>
      <text:p text:style-name="P24"/>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Aug <text:s/>13, 2023 20 loops, 6.40 miles, 11:08, <text:s text:c="53"/>sum ascent 440<text:span text:style-name="T12"> ft</text:span></text:p>
      <text:p text:style-name="P82">Aug <text:s/>19, 2023 20 loops, 6.40 miles, 10:13, <text:s text:c="53"/>sum ascent 440<text:span text:style-name="T12"> ft</text:span></text:p>
      <text:p text:style-name="P82">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919664347870817801"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8T18:17:37.62</dc:date>
    <dc:creator>James Lombardi</dc:creator>
    <meta:editing-duration>P33DT22H10M34S</meta:editing-duration>
    <meta:editing-cycles>2389</meta:editing-cycles>
    <meta:generator>OpenOffice/4.1.2$Win32 OpenOffice.org_project/412m3$Build-9782</meta:generator>
    <meta:document-statistic meta:table-count="0" meta:image-count="9" meta:object-count="0" meta:page-count="235" meta:paragraph-count="6911" meta:word-count="74092" meta:character-count="379020"/>
  </office:meta>
</office:document-meta>
</file>